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 CE" svg:font-family="'Times New Roman CE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6pt" style:font-name-asian="Times New Roman CE" style:font-name-complex="Times New Roman C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mple OpenDocument Text file for the OLE section of the Harbour Project Win32 contrib libra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 CE" svg:font-family="'Times New Roman CE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Viktor Szakáts</meta:initial-creator>
    <meta:creation-date>2007-10-18T18:53:04</meta:creation-date>
    <dc:creator>Viktor Szakáts</dc:creator>
    <dc:date>2007-10-18T18:53:18</dc:date>
    <meta:editing-cycles>1</meta:editing-cycles>
    <meta:editing-duration>PT1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5" meta:character-count="95"/>
  </office:meta>
</office:document-meta>
</file>